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apport de séance 6 Ombéline :</text:p>
      <text:p text:style-name="Standard"/>
      <text:p text:style-name="Standard">J’ai programmé le module RTC tiny ds1307 i2c et j’ai installé la librairie RTClib. Ensuite, j’ai compris comment récupérer l’heure de l’ordinateur avec<text:s/>la librairie et comment la stocker dans le module. A partir de là, j’ai donc essayé de coder un programme qui afficherais les heures et les minutes à l’heure courante. Cependant, j’ai rencontré des difficultés. Tout d’abord, j’ai essayé d’afficher l’heure<text:s/>sur le moniteur série et d’ensuite exécuter la fonction « Nombre » pour afficher des nombres sur la face de LED, l’heure défile sur le moniteur série indéfiniment mais les LED ne s’affichent jamais.</text:p>
      <text:p text:style-name="Standard">Cependant, lorsque j’affiche seulement l’heure dans le moniteur série ça fonctionne et lorsque j’exécute la fonction « nombre » seule ça fonctionne.</text:p>
      <text:p text:style-name="Standard"/>
      <text:p text:style-name="Standard">J’ai aussi essayé d’exécuter la fonction « Nombre » en mettant en commentaire toutes les lignes de code concernant le module RTC et il semble que le problème vienne de la ligne suivante :</text:p>
      <text:p text:style-name="Standard"/>
      <text:p text:style-name="Standard">DateTime now = RTC.now() ;</text:p>
      <text:p text:style-name="Standard"/>
      <text:p text:style-name="Standard">Vous trouverez dans le dossier rapport Ombéline le programme « Heure_temps_reel »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anne Léauté</dc:creator>
    <meta:creation-date>2019-02-25T19:07:00Z</meta:creation-date>
    <dc:date>2019-03-03T14:04:00Z</dc:date>
    <meta:template xlink:href="Normal" xlink:type="simple"/>
    <meta:editing-cycles>4</meta:editing-cycles>
    <meta:editing-duration>PT151260S</meta:editing-duration>
    <meta:document-statistic meta:page-count="1" meta:paragraph-count="2" meta:word-count="167" meta:character-count="1086" meta:row-count="7" meta:non-whitespace-character-count="921"/>
  </office:meta>
</office:document-meta>
</file>